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102in"/>
    </style:style>
    <style:style style:name="co2" style:family="table-column">
      <style:table-column-properties fo:break-before="auto" style:column-width="1.5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2091in" fo:break-before="auto" style:use-optimal-row-height="false"/>
    </style:style>
    <style:style style:name="ro3" style:family="table-row">
      <style:table-row-properties style:row-height="0.1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5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e3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3" table:default-cell-style-name="ce3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lcohol Inventory</text:p>
          </table:table-cell>
          <table:covered-table-cell table:style-name="Default"/>
          <table:table-cell table:style-name="ce1" office:value-type="string" calcext:value-type="string">
            <text:p>AM</text:p>
          </table:table-cell>
          <table:table-cell table:style-name="ce1" office:value-type="string" calcext:value-type="string" table:number-columns-spanned="2" table:number-rows-spanned="1">
            <text:p>Alcohol Inventory</text:p>
          </table:table-cell>
          <table:covered-table-cell table:style-name="Default"/>
          <table:table-cell table:style-name="ce1" office:value-type="string" calcext:value-type="string">
            <text:p>PM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Date :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Date :</text:p>
          </table:table-cell>
          <table:covered-table-cell table:style-name="Default"/>
          <table:table-cell/>
        </table:table-row>
        <table:table-row table:style-name="ro3">
          <table:table-cell office:value-type="string" calcext:value-type="string">
            <text:p>Bud Light Out</text:p>
          </table:table-cell>
          <table:table-cell table:number-columns-repeated="2"/>
          <table:table-cell office:value-type="string" calcext:value-type="string">
            <text:p>Bud Light Out</text:p>
          </table:table-cell>
          <table:table-cell table:number-columns-spanned="2" table:number-rows-spanned="1"/>
          <table:covered-table-cell/>
        </table:table-row>
        <table:table-row table:style-name="ro3">
          <table:table-cell office:value-type="string" calcext:value-type="string">
            <text:p>Bud Light IN</text:p>
          </table:table-cell>
          <table:table-cell table:number-columns-repeated="2"/>
          <table:table-cell office:value-type="string" calcext:value-type="string">
            <text:p>Bud Light IN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5">
          <table:table-cell office:value-type="string" calcext:value-type="string">
            <text:p>Corona Out</text:p>
          </table:table-cell>
          <table:table-cell table:number-columns-repeated="2"/>
          <table:table-cell office:value-type="string" calcext:value-type="string">
            <text:p>Corona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Corona IN</text:p>
          </table:table-cell>
          <table:table-cell table:number-columns-repeated="2"/>
          <table:table-cell office:value-type="string" calcext:value-type="string">
            <text:p>Corona IN</text:p>
          </table:table-cell>
          <table:table-cell table:number-columns-spanned="2" table:number-rows-spanned="1"/>
          <table:covered-table-cell/>
        </table:table-row>
        <table:table-row table:style-name="ro6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Michelob Out</text:p>
          </table:table-cell>
          <table:table-cell table:number-columns-repeated="2"/>
          <table:table-cell office:value-type="string" calcext:value-type="string">
            <text:p>Michelob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Michelob IN</text:p>
          </table:table-cell>
          <table:table-cell table:number-columns-repeated="2"/>
          <table:table-cell office:value-type="string" calcext:value-type="string">
            <text:p>Michelob IN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Modelo Out</text:p>
          </table:table-cell>
          <table:table-cell table:number-columns-repeated="2"/>
          <table:table-cell office:value-type="string" calcext:value-type="string">
            <text:p>Modelo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Modelo IN</text:p>
          </table:table-cell>
          <table:table-cell table:number-columns-repeated="2"/>
          <table:table-cell office:value-type="string" calcext:value-type="string">
            <text:p>Modelo IN</text:p>
          </table:table-cell>
          <table:table-cell table:number-columns-spanned="2" table:number-rows-spanned="1"/>
          <table:covered-table-cell/>
        </table:table-row>
        <table:table-row table:style-name="ro6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Pacifico Out</text:p>
          </table:table-cell>
          <table:table-cell table:number-columns-repeated="2"/>
          <table:table-cell office:value-type="string" calcext:value-type="string">
            <text:p>Pacifico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Pacifico IN</text:p>
          </table:table-cell>
          <table:table-cell table:number-columns-repeated="2"/>
          <table:table-cell office:value-type="string" calcext:value-type="string">
            <text:p>Pacifico IN</text:p>
          </table:table-cell>
          <table:table-cell table:number-columns-spanned="2" table:number-rows-spanned="1"/>
          <table:covered-table-cell/>
        </table:table-row>
        <table:table-row table:style-name="ro3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Sunrise Out</text:p>
          </table:table-cell>
          <table:table-cell table:number-columns-repeated="2"/>
          <table:table-cell office:value-type="string" calcext:value-type="string">
            <text:p>Sunrise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Sunrise IN</text:p>
          </table:table-cell>
          <table:table-cell table:number-columns-repeated="2"/>
          <table:table-cell office:value-type="string" calcext:value-type="string">
            <text:p>Sunrise IN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Stella Out</text:p>
          </table:table-cell>
          <table:table-cell table:number-columns-repeated="2"/>
          <table:table-cell office:value-type="string" calcext:value-type="string">
            <text:p>Stella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Stella IN</text:p>
          </table:table-cell>
          <table:table-cell table:number-columns-repeated="2"/>
          <table:table-cell office:value-type="string" calcext:value-type="string">
            <text:p>Stella IN</text:p>
          </table:table-cell>
          <table:table-cell table:number-columns-spanned="2" table:number-rows-spanned="1"/>
          <table:covered-table-cell/>
        </table:table-row>
        <table:table-row table:style-name="ro6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Margarita Out</text:p>
          </table:table-cell>
          <table:table-cell table:number-columns-repeated="2"/>
          <table:table-cell office:value-type="string" calcext:value-type="string">
            <text:p>Margarita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Margarita IN</text:p>
          </table:table-cell>
          <table:table-cell table:number-columns-repeated="2"/>
          <table:table-cell office:value-type="string" calcext:value-type="string">
            <text:p>Margarita IN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Paloma Out</text:p>
          </table:table-cell>
          <table:table-cell table:number-columns-repeated="2"/>
          <table:table-cell office:value-type="string" calcext:value-type="string">
            <text:p>Paloma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Paloma IN</text:p>
          </table:table-cell>
          <table:table-cell table:number-columns-repeated="2"/>
          <table:table-cell office:value-type="string" calcext:value-type="string">
            <text:p>Paloma IN</text:p>
          </table:table-cell>
          <table:table-cell table:number-columns-spanned="2" table:number-rows-spanned="1"/>
          <table:covered-table-cell/>
        </table:table-row>
        <table:table-row table:style-name="ro6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NUTRL Out</text:p>
          </table:table-cell>
          <table:table-cell table:number-columns-repeated="2"/>
          <table:table-cell office:value-type="string" calcext:value-type="string">
            <text:p>NUTRL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NUTRL IN</text:p>
          </table:table-cell>
          <table:table-cell table:number-columns-repeated="2"/>
          <table:table-cell office:value-type="string" calcext:value-type="string">
            <text:p>NUTRL IN</text:p>
          </table:table-cell>
          <table:table-cell table:number-columns-spanned="2" table:number-rows-spanned="1"/>
          <table:covered-table-cell/>
        </table:table-row>
        <table:table-row table:style-name="ro6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Bacardi OUT</text:p>
          </table:table-cell>
          <table:table-cell table:number-columns-repeated="2"/>
          <table:table-cell office:value-type="string" calcext:value-type="string">
            <text:p>Bacardi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Bacardi IN</text:p>
          </table:table-cell>
          <table:table-cell table:number-columns-repeated="2"/>
          <table:table-cell office:value-type="string" calcext:value-type="string">
            <text:p>Bacardi IN</text:p>
          </table:table-cell>
          <table:table-cell table:number-columns-spanned="2" table:number-rows-spanned="1"/>
          <table:covered-table-cell/>
        </table:table-row>
        <table:table-row table:style-name="ro6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Surfside Out</text:p>
          </table:table-cell>
          <table:table-cell table:number-columns-repeated="2"/>
          <table:table-cell office:value-type="string" calcext:value-type="string">
            <text:p>Surfside Out</text:p>
          </table:table-cell>
          <table:table-cell table:number-columns-spanned="2" table:number-rows-spanned="1"/>
          <table:covered-table-cell/>
        </table:table-row>
        <table:table-row table:style-name="ro6">
          <table:table-cell office:value-type="string" calcext:value-type="string">
            <text:p>Surfside IN</text:p>
          </table:table-cell>
          <table:table-cell table:number-columns-repeated="2"/>
          <table:table-cell office:value-type="string" calcext:value-type="string">
            <text:p>Surfside IN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Mango Out</text:p>
          </table:table-cell>
          <table:table-cell table:number-columns-repeated="2"/>
          <table:table-cell office:value-type="string" calcext:value-type="string">
            <text:p>Mango Out</text:p>
          </table:table-cell>
          <table:table-cell table:number-columns-spanned="2" table:number-rows-spanned="1"/>
          <table:covered-table-cell/>
        </table:table-row>
        <table:table-row table:style-name="ro6">
          <table:table-cell office:value-type="string" calcext:value-type="string">
            <text:p>Mango IN</text:p>
          </table:table-cell>
          <table:table-cell table:number-columns-repeated="2"/>
          <table:table-cell office:value-type="string" calcext:value-type="string">
            <text:p>Mango IN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Pina Colada Out</text:p>
          </table:table-cell>
          <table:table-cell table:number-columns-repeated="2"/>
          <table:table-cell office:value-type="string" calcext:value-type="string">
            <text:p>Pina Colada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Pina Colada IN</text:p>
          </table:table-cell>
          <table:table-cell table:number-columns-repeated="2"/>
          <table:table-cell office:value-type="string" calcext:value-type="string">
            <text:p>Pina Colada IN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Strawberry Out</text:p>
          </table:table-cell>
          <table:table-cell table:number-columns-repeated="2"/>
          <table:table-cell office:value-type="string" calcext:value-type="string">
            <text:p>Strawberry Out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Strawberry IN</text:p>
          </table:table-cell>
          <table:table-cell table:number-columns-repeated="2"/>
          <table:table-cell office:value-type="string" calcext:value-type="string">
            <text:p>Strawberry IN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TOTAL</text:p>
          </table:table-cell>
          <table:table-cell table:style-name="ce7"/>
          <table:table-cell/>
          <table:table-cell office:value-type="string" calcext:value-type="string">
            <text:p>TOTAL</text:p>
          </table:table-cell>
          <table:table-cell table:style-name="ce7"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3:27:14.334000000</meta:creation-date>
    <dc:date>2025-07-01T08:46:42.501557267</dc:date>
    <meta:editing-duration>PT3H7M39S</meta:editing-duration>
    <meta:editing-cycles>7</meta:editing-cycles>
    <meta:generator>Collabora_Office/24.04.13.3$Linux_X86_64 LibreOffice_project/cdcd03782bd25d2386546eda84b673742c8c8916</meta:generator>
    <meta:print-date>2025-06-13T10:24:37.356000000</meta:print-date>
    <meta:document-statistic meta:table-count="1" meta:cell-count="96" meta:object-count="0"/>
  </office:meta>
</office:document-meta>
</file>